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Preformatted_20_Text">
      <style:text-properties fo:font-size="12pt" style:font-size-asian="12pt" style:font-size-complex="12pt"/>
    </style:style>
    <style:style style:name="P4" style:family="paragraph" style:parent-style-name="Preformatted_20_Text">
      <style:text-properties fo:font-size="12pt" style:font-size-asian="12pt" style:font-size-complex="12pt"/>
    </style:style>
    <style:style style:name="P5" style:family="paragraph" style:parent-style-name="Preformatted_20_Text" style:list-style-name="L1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ation Document of Purchase and Inventory Control System(PICO)</text:p>
      <text:p text:style-name="Preformatted_20_Text"/>
      <text:p text:style-name="Preformatted_20_Text"/>
      <text:p text:style-name="P2">Software requirement </text:p>
      <text:p text:style-name="Preformatted_20_Text"/>
      <text:p text:style-name="P3">The Software that you need to be installed on your Local PC for running this Project are as follows:</text:p>
      <text:p text:style-name="P3"/>
      <text:list xml:id="list18951376811" text:style-name="L1">
        <text:list-item>
          <text:p text:style-name="P5">MySql Server 5.1</text:p>
        </text:list-item>
        <text:list-item>
          <text:p text:style-name="P5">Tomcat 7.0 or Tomcat 6.0</text:p>
        </text:list-item>
        <text:list-item>
          <text:p text:style-name="P5">Java 1.7</text:p>
        </text:list-item>
        <text:list-item>
          <text:p text:style-name="P5">ant 1.7</text:p>
        </text:list-item>
        <text:list-item>
          <text:p text:style-name="P5">Operating System : Ubuntu 12.10 and Fedora Linux</text:p>
        </text:list-item>
      </text:list>
      <text:p text:style-name="P3"/>
      <text:p text:style-name="P3">1.<text:tab/>Checkout the PICO <text:s/>from svn</text:p>
      <text:p text:style-name="P3"><text:tab/><text:span text:style-name="T2">svn co</text:span><text:span text:style-name="T4"> http://202.141.40.215/repos/jmiedrp/trunk/PICO</text:span></text:p>
      <text:p text:style-name="P3"/>
      <text:p text:style-name="P3">2.<text:tab/>Go to <text:span text:style-name="T1">PICO/SQLScript/</text:span> <text:s text:c="3"/>directory <text:s/>and run the SQL script</text:p>
      <text:p text:style-name="P3"><text:tab/>mysql -h 127.0.0.1 -u abcd -pabcdgroup &lt;pico_basic_for_IITK_Final_20140725.sql;</text:p>
      <text:p text:style-name="P3"><text:s text:c="21"/>where <text:s text:c="5"/>abcd= username of Database</text:p>
      <text:p text:style-name="P3"><text:s text:c="37"/>abcdgroup= password of Database</text:p>
      <text:p text:style-name="P3"><text:s text:c="37"/>pico = The name of Database</text:p>
      <text:p text:style-name="P3"/>
      <text:p text:style-name="P3">3.<text:tab/>Go to MySql and give permission to database by this command :</text:p>
      <text:p text:style-name="P3"><text:span text:style-name="T1"><text:tab/>grant all on pico.* to </text:span><text:a xlink:type="simple" xlink:href="mailto:abcd@127.0.0.1"><text:span text:style-name="T1">abcd@127.0.0.1</text:span></text:a><text:span text:style-name="T1"> identified by 'abcdgroup';</text:span></text:p>
      <text:p text:style-name="P3"><text:tab/><text:tab/><text:tab/><text:tab/><text:tab/><text:span text:style-name="T1">OR</text:span></text:p>
      <text:p text:style-name="P3"><text:tab/><text:span text:style-name="T1">grant all on pico.* to </text:span><text:a xlink:type="simple" xlink:href="mailto:abcd@127.0.0.1"><text:span text:style-name="T1">abcd@</text:span></text:a><text:span text:style-name="T1">localhost identified by 'abcdgroup';</text:span></text:p>
      <text:p text:style-name="P3"><text:tab/><text:tab/>where <text:s text:c="5"/>abcd= username of Database</text:p>
      <text:p text:style-name="P3"><text:s text:c="37"/>abcdgroup= password of Database</text:p>
      <text:p text:style-name="P3"><text:s text:c="37"/>pico = The name of Database</text:p>
      <text:p text:style-name="P3">To set Environment variable for database User &amp; Password :</text:p>
      <text:p text:style-name="P3"/>
      <text:p text:style-name="P3">4.<text:tab/>Go to <text:span text:style-name="T1">apache tomcat/conf/ <text:s/></text:span><text:s/>directory and open the file named</text:p>
      <text:p text:style-name="P3"><text:tab/>context.xml <text:s/>to define the user name and password of database.</text:p>
      <text:p text:style-name="P3"/>
      <text:p text:style-name="P3"><text:tab/>Paste the following code in <text:span text:style-name="T1">context.xml </text:span>&amp; Change database name user name and pasword</text:p>
      <text:p text:style-name="P3"/>
      <text:p text:style-name="P3"><text:tab/>&lt;Resource name="jdbc/pico" auth="Container" type="javax.sql.DataSource" </text:p>
      <text:p text:style-name="P3"><text:s text:c="16"/>maxActive="100" maxIdle="10" maxWait="100" </text:p>
      <text:p text:style-name="P3"><text:s text:c="16"/>username="xxxxx" password="xxxxxx" </text:p>
      <text:p text:style-name="P3"><text:s text:c="16"/>driverClassName="com.mysql.jdbc.Driver" </text:p>
      <text:p text:style-name="P3"/>
      <text:p text:style-name="P3"><text:s text:c="16"/>url="jdbc:mysql://localhost:3306/pico?autoReconnect=true&amp;amp;useUnicode=true&amp;amp;characterEncoding=UTF-8"/&gt; </text:p>
      <text:p text:style-name="P3"/>
      <text:p text:style-name="P3">Where <text:s/></text:p>
      <text:p text:style-name="P3"><text:tab/>username = xxxx <text:s/>is database user name.</text:p>
      <text:p text:style-name="P3"><text:tab/>password = xxxxx is database password.</text:p>
      <text:p text:style-name="P3"/>
      <text:p text:style-name="P3">5. <text:tab/>Go to <text:span text:style-name="T1">apache tomcat/bin/ <text:s text:c="2"/></text:span><text:span text:style-name="T3">directory</text:span>, to stop &amp; start tomcat by running command </text:p>
      <text:p text:style-name="P3"><text:tab/><text:span text:style-name="T1">sh shutdown.sh </text:span>for <text:span text:style-name="T1">shutdown</text:span> and <text:span text:style-name="T1">sh startup.sh</text:span> for <text:span text:style-name="T1">start.</text:span> </text:p>
      <text:p text:style-name="P3"/>
      <text:p text:style-name="P3">6.<text:tab/> Go to <text:span text:style-name="T1">PICO</text:span> directory and type <text:span text:style-name="T1">ant</text:span> command to run all files of pico.</text:p>
      <text:p text:style-name="P3"><text:soft-page-break/></text:p>
      <text:p text:style-name="P3">7.<text:tab/> Go to Browser and type url to open tomcat on browser and deploy the war file from <text:span text:style-name="T1">PICO/dist </text:span>directory &amp; selects <text:span text:style-name="T1">pico.war</text:span> file and deploy it. Click on <text:span text:style-name="T2">pico </text:span>link.</text:p>
      <text:p text:style-name="P3"/>
      <text:p text:style-name="P3"><text:tab/><text:tab/><text:tab/><text:tab/><text:tab/><text:tab/>***<text:tab/></text:p>
      <text:p text:style-name="P3"/>
      <text:p text:style-name="P3"><text:tab/>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en" style:country-asian="IN" style:font-size-complex="12pt" style:language-complex="en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font-name-asian="WenQuanYi Micro Hei" style:font-size-asian="10.5pt" style:language-asian="en" style:country-asian="IN" style:font-name-complex="Lohit Hindi" style:font-size-complex="12pt" style:language-complex="en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09-25T03:59:12</dc:date>
    <meta:generator>LibreOffice/3.3$Unix LibreOffice_project/330m19$Build-401</meta:generator>
    <meta:editing-duration>PT1H48M41S</meta:editing-duration>
    <meta:editing-cycles>6</meta:editing-cycles>
    <meta:document-statistic meta:table-count="0" meta:image-count="0" meta:object-count="0" meta:page-count="2" meta:paragraph-count="40" meta:word-count="282" meta:character-count="2204"/>
  </office:meta>
</office:document-meta>
</file>